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8.047cm"/>
    </style:style>
    <style:style style:name="gr6" style:family="graphic" style:parent-style-name="standard">
      <style:graphic-properties draw:stroke="none" svg:stroke-color="#000000" draw:fill="none" draw:fill-color="#ffffff" draw:auto-grow-height="true" draw:auto-grow-width="false" fo:max-height="0cm" fo:min-height="4.729cm"/>
    </style:style>
    <style:style style:name="gr7" style:family="graphic" style:parent-style-name="standard">
      <style:graphic-properties draw:stroke="none" svg:stroke-color="#000000" draw:fill="none" draw:fill-color="#ffffff" draw:auto-grow-height="true" draw:auto-grow-width="false" fo:max-height="0cm" fo:min-height="14.381cm"/>
    </style:style>
    <style:style style:name="gr8" style:family="graphic" style:parent-style-name="standard">
      <style:graphic-properties draw:stroke="none" svg:stroke-color="#000000" draw:fill="none" draw:fill-color="#ffffff" draw:auto-grow-height="true" draw:auto-grow-width="false" fo:max-height="0cm" fo:min-height="7.777cm"/>
    </style:style>
    <style:style style:name="gr9" style:family="graphic" style:parent-style-name="standard">
      <style:graphic-properties draw:stroke="none" svg:stroke-color="#000000" draw:fill="none" draw:fill-color="#ffffff" draw:auto-grow-height="true" draw:auto-grow-width="false" fo:max-height="0cm" fo:min-height="7.523cm"/>
    </style:style>
    <style:style style:name="gr10" style:family="graphic" style:parent-style-name="standard">
      <style:graphic-properties draw:stroke="none" svg:stroke-color="#000000" draw:fill="none" draw:fill-color="#ffffff" draw:auto-grow-height="true" draw:auto-grow-width="false" fo:max-height="0cm" fo:min-height="3.7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6pt" style:font-size-asian="26pt" style:font-size-complex="26pt"/>
    </style:style>
    <style:style style:name="P4" style:family="paragraph">
      <loext:graphic-properties draw:fill-color="#ffffff"/>
    </style:style>
    <style:style style:name="P5" style:family="paragraph">
      <style:paragraph-properties fo:text-align="start">
        <style:tab-stops>
          <style:tab-stop style:position="19.05cm" style:type="right"/>
        </style:tab-stops>
      </style:paragraph-properties>
    </style:style>
    <style:style style:name="P6" style:family="paragraph">
      <style:paragraph-properties>
        <style:tab-stops>
          <style:tab-stop style:position="19.05cm" style:type="right"/>
        </style:tab-stops>
      </style:paragraph-properties>
    </style:style>
    <style:style style:name="P7"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26pt" style:font-size-asian="26pt" style:font-size-complex="26pt"/>
    </style:style>
    <style:style style:name="P8" style:family="paragraph">
      <style:paragraph-properties>
        <style:tab-stops>
          <style:tab-stop style:position="19.05cm" style:type="right"/>
        </style:tab-stops>
      </style:paragraph-properties>
      <style:text-properties fo:font-size="26pt"/>
    </style:style>
    <style:style style:name="P9" style:family="paragraph">
      <loext:graphic-properties draw:fill-color="#ffffff"/>
      <style:text-properties fo:font-size="20pt"/>
    </style:style>
    <style:style style:name="P10" style:family="paragraph">
      <style:paragraph-properties>
        <style:tab-stops>
          <style:tab-stop style:position="19.05cm" style:type="right"/>
        </style:tab-stops>
      </style:paragraph-properties>
      <style:text-properties fo:font-style="italic" style:font-style-asian="italic" style:font-style-complex="italic"/>
    </style:style>
    <style:style style:name="P11"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26pt" fo:font-style="italic" style:font-size-asian="26pt" style:font-style-asian="italic" style:font-size-complex="26pt" style:font-style-complex="italic"/>
    </style:style>
    <style:style style:name="P12" style:family="paragraph">
      <style:text-properties fo:font-size="26pt"/>
    </style:style>
    <style:style style:name="P13" style:family="paragraph">
      <style:paragraph-properties fo:text-align="start"/>
      <style:text-properties fo:font-size="26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Semibold" fo:font-size="32pt" style:font-size-asian="32pt" style:font-size-complex="32pt"/>
    </style:style>
    <style:style style:name="T3" style:family="text">
      <style:text-properties style:text-position="33%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0pt" fo:font-style="italic" style:font-size-asian="20pt" style:font-style-asian="italic" style:font-size-complex="20pt" style:font-style-complex="italic"/>
    </style:style>
    <style:style style:name="T6" style:family="text">
      <style:text-properties style:text-position="33% 58%" style:font-name="Segoe UI Semibold" fo:font-size="20pt" fo:font-style="italic" style:font-size-asian="20pt" style:font-style-asian="italic" style:font-size-complex="20pt" style:font-style-complex="italic"/>
    </style:style>
    <style:style style:name="T7" style:family="text">
      <style:text-properties style:text-position="15% 58%" style:font-name="Segoe UI Semibold" fo:font-size="32pt" fo:font-style="italic" style:font-size-asian="32pt" style:font-style-asian="italic" style:font-size-complex="32pt" style:font-style-complex="italic"/>
    </style:style>
    <style:style style:name="T8" style:family="text">
      <style:text-properties style:text-position="15% 58%" style:font-name="Segoe UI Semibold" fo:font-size="20pt" style:font-size-asian="20pt" style:font-size-complex="20pt"/>
    </style:style>
    <style:style style:name="T9" style:family="text">
      <style:text-properties style:text-position="15% 58%" style:font-name="Segoe UI Semibol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24.384cm" svg:height="3.063cm" svg:x="1.778cm" svg:y="0.747cm">
          <draw:text-box>
            <text:p text:style-name="P1"><text:span text:style-name="T1">EPISTLE</text:span></text:p>
            <text:p text:style-name="P2"><text:span text:style-name="T2">Hebrews 2:1–18</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3" draw:layer="layout" svg:width="24.384cm" svg:height="4.76cm" svg:x="2.794cm" svg:y="1.016cm">
          <draw:text-box>
            <text:p text:style-name="P5"><text:span text:style-name="T3">1</text:span><text:span text:style-name="T4">Therefore we must pay much closer attention to what we have heard, lest we drift away from it.</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3" draw:layer="layout" svg:width="24.384cm" svg:height="7.766cm" svg:x="1.778cm" svg:y="0.87cm">
          <draw:text-box>
            <text:p text:style-name="P5"><text:span text:style-name="T3">2</text:span><text:span text:style-name="T4">For since the message declared by angels proved to be reliable and every transgression or disobedience received a just retribution, </text:span><text:span text:style-name="T3">3</text:span><text:span text:style-name="T4">how shall we escape if we neglect such a great salvation?</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3" draw:layer="layout" svg:width="24.384cm" svg:height="7.766cm" svg:x="1.778cm" svg:y="1.016cm">
          <draw:text-box>
            <text:p text:style-name="P5"><text:span text:style-name="T4">It was declared at first by the Lord, and it was attested to us by those who heard, </text:span><text:span text:style-name="T3">4</text:span><text:span text:style-name="T4">while God also bore witness by signs and wonders and various miracles and by gifts of the Holy Spirit distributed according to his will.</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3" draw:text-style-name="P7" draw:layer="layout" svg:width="24.892cm" svg:height="7.766cm" svg:x="1.778cm" svg:y="0.762cm">
          <draw:text-box>
            <text:p text:style-name="P6"><text:span text:style-name="T6"><text:s/></text:span><text:span text:style-name="T3">5</text:span><text:span text:style-name="T4">Now it was not to angels that God subjected the world to come, of which we are speaking. </text:span><text:span text:style-name="T3">6</text:span><text:span text:style-name="T4">It has been testified somewhere, “What is man, that you are mindful of him, or the son of man, that you care for him?</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3" draw:layer="layout" svg:width="24.384cm" svg:height="6.263cm" svg:x="1.376cm" svg:y="1.355cm">
          <draw:text-box>
            <text:p text:style-name="P6"><text:span text:style-name="T6"><text:s/></text:span><text:span text:style-name="T3">7</text:span><text:span text:style-name="T4">You made him for a little while lower than the angels; you have crowned him with glory and honor, </text:span><text:span text:style-name="T3">8</text:span><text:span text:style-name="T4">putting everything in subjection under his feet.” </text:span><text:span text:style-name="T5"><text:s/></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4" draw:text-style-name="P7" draw:layer="layout" svg:width="25.146cm" svg:height="6.263cm" svg:x="1.27cm" svg:y="0.849cm">
          <draw:text-box>
            <text:p text:style-name="P6"><text:span text:style-name="T4">Now in putting everything in subjection tohim, he left nothing outside his control. At present, we do not yet see everything in subjection to him.</text:span></text:p>
          </draw:text-box>
        </draw:frame>
        <presentation:notes draw:style-name="dp2">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3" draw:layer="layout" svg:width="24.384cm" svg:height="7.766cm" svg:x="2.032cm" svg:y="0.87cm">
          <draw:text-box>
            <text:p text:style-name="P6"><text:span text:style-name="T3">9</text:span><text:span text:style-name="T4">But we see him who for a little while was made lower than the angels, namely Jesus, crowned with glory and honor because of the suffering of death, so that by the grace of God he might taste death for everyone.</text:span></text:p>
          </draw:text-box>
        </draw:frame>
        <presentation:notes draw:style-name="dp2">
          <draw:page-thumbnail draw:style-name="gr2"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 draw:text-style-name="P7" draw:layer="layout" svg:width="24.384cm" svg:height="6.263cm" svg:x="1.524cm" svg:y="1.016cm">
          <draw:text-box>
            <text:p text:style-name="P8"><text:span text:style-name="T3">10</text:span><text:span text:style-name="T4">For it was fitting that he, for whom and by whom all things exist, in bringing many sons to glory, should make the founder of their salvation perfect through suffering.</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5" draw:text-style-name="P11" draw:layer="layout" svg:width="25.548cm" svg:height="8.297cm" svg:x="1.376cm" svg:y="1.016cm">
          <draw:text-box>
            <text:p text:style-name="P10"><text:span text:style-name="T3">11</text:span><text:span text:style-name="T4">For he who sanctifies and those who are sanctified all have one origin. That is why he is not ashamed to call them brothers, </text:span><text:span text:style-name="T7">12</text:span><text:span text:style-name="T4">saying, “I will tell of your name to my brothers; in the midst of the congregation I will sing your praise.”</text:span></text:p>
          </draw:text-box>
        </draw:frame>
        <presentation:notes draw:style-name="dp2">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6" draw:text-style-name="P7" draw:layer="layout" svg:width="24.638cm" svg:height="4.979cm" svg:x="1.524cm" svg:y="0.863cm">
          <draw:text-box>
            <text:p><text:span text:style-name="T8"><text:s/></text:span><text:span text:style-name="T9">13</text:span><text:span text:style-name="T2">And again, “I will put my trust in him.”</text:span></text:p>
            <text:p text:style-name="P6"><text:span text:style-name="T2">And again, “Behold, I and the children God has given me.”</text:span></text:p>
          </draw:text-box>
        </draw:frame>
        <presentation:notes draw:style-name="dp2">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7" draw:text-style-name="P7" draw:layer="layout" svg:width="24.638cm" svg:height="14.631cm" svg:x="1.524cm" svg:y="0.863cm">
          <draw:text-box>
            <text:p><text:span text:style-name="T3">14</text:span><text:span text:style-name="T4">Since therefore the children share in flesh and blood, he himself likewise partook of the same things, that through death he might destroy the one who has the power of death,</text:span></text:p>
          </draw:text-box>
        </draw:frame>
        <presentation:notes draw:style-name="dp2">
          <draw:page-thumbnail draw:style-name="gr2"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8" draw:text-style-name="P7" draw:layer="layout" svg:width="24.638cm" svg:height="8.027cm" svg:x="1.524cm" svg:y="0.863cm">
          <draw:text-box>
            <text:p text:style-name="P12"><text:span text:style-name="T4">that is, the devil, </text:span><text:span text:style-name="T3">15</text:span><text:span text:style-name="T4">and deliver all those who through fear of death were subject to lifelong slavery.</text:span></text:p>
            <text:p text:style-name="P12"><text:span text:style-name="T7">16</text:span><text:span text:style-name="T4">For surely it is not angels that he helps, but he helps the offspring of Abraham.</text:span></text:p>
          </draw:text-box>
        </draw:frame>
        <presentation:notes draw:style-name="dp2">
          <draw:page-thumbnail draw:style-name="gr2"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9" draw:text-style-name="P7" draw:layer="layout" svg:width="24.892cm" svg:height="7.773cm" svg:x="1.524cm" svg:y="0.863cm">
          <draw:text-box>
            <text:p text:style-name="P12"><text:span text:style-name="T3">17</text:span><text:span text:style-name="T4">Therefore he had to be made like his brothers in every respect, so that he might become a merciful and faithful high priest in the service of God, to make propitiation for the sins of the people.</text:span></text:p>
          </draw:text-box>
        </draw:frame>
        <presentation:notes draw:style-name="dp2">
          <draw:page-thumbnail draw:style-name="gr2"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0" draw:text-style-name="P7" draw:layer="layout" svg:width="24.638cm" svg:height="4.76cm" svg:x="1.524cm" svg:y="0.863cm">
          <draw:text-box>
            <text:p text:style-name="P13"><text:span text:style-name="T3">18</text:span><text:span text:style-name="T4">For because he himself has suffered when tempted, he is able to help those who are being tempted.</text:span></text:p>
          </draw:text-box>
        </draw:frame>
        <presentation:notes draw:style-name="dp2">
          <draw:page-thumbnail draw:style-name="gr2"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3T23:00:54.519000000</meta:creation-date>
    <dc:title>Blue template</dc:title>
    <meta:editing-duration>PT7M35S</meta:editing-duration>
    <meta:editing-cycles>3</meta:editing-cycles>
    <meta:generator>LibreOffice/6.0.6.2$Windows_X86_64 LibreOffice_project/0c292870b25a325b5ed35f6b45599d2ea4458e77</meta:generator>
    <dc:date>2018-10-03T23:39:37.837000000</dc:date>
    <meta:document-statistic meta:object-count="66"/>
  </office:meta>
</office:document-meta>
</file>